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drop-cap/>
      </style:paragraph-properties>
      <style:text-properties officeooo:rsid="000d4319" officeooo:paragraph-rsid="0011d081"/>
    </style:style>
    <style:style style:name="P2" style:family="paragraph" style:parent-style-name="Standard" style:list-style-name="L2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drop-cap/>
      </style:paragraph-properties>
      <style:text-properties officeooo:rsid="000e1ce8" officeooo:paragraph-rsid="0011d081"/>
    </style:style>
    <style:style style:name="P3" style:family="paragraph" style:parent-style-name="Standard" style:list-style-name="L2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drop-cap/>
      </style:paragraph-properties>
      <style:text-properties officeooo:rsid="000e1ce8" officeooo:paragraph-rsid="0011d081"/>
    </style:style>
    <style:style style:name="P4" style:family="paragraph" style:parent-style-name="Standard" style:master-page-name="">
      <style:paragraph-properties fo:margin-top="0.199cm" fo:margin-bottom="0cm" loext:contextual-spacing="false" fo:line-height="150%" fo:text-align="center" style:justify-single-word="false" style:page-number="auto" style:shadow="none">
        <style:drop-cap/>
      </style:paragraph-properties>
      <style:text-properties fo:font-size="16pt" fo:font-weight="bold" officeooo:rsid="00052126" officeooo:paragraph-rsid="000521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199cm" fo:margin-bottom="0cm" loext:contextual-spacing="false" fo:line-height="150%" style:shadow="none">
        <style:drop-cap/>
      </style:paragraph-properties>
      <style:text-properties fo:font-size="14pt" fo:font-weight="bold" officeooo:rsid="0004c12a" officeooo:paragraph-rsid="0004c12a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99cm" fo:margin-bottom="0cm" loext:contextual-spacing="false" fo:line-height="150%" style:shadow="none">
        <style:drop-cap/>
      </style:paragraph-properties>
      <style:text-properties fo:font-size="14pt" officeooo:rsid="0004c12a" officeooo:paragraph-rsid="0004c12a" style:font-size-asian="14pt" style:font-size-complex="14pt"/>
    </style:style>
    <style:style style:name="P7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04c12a" officeooo:paragraph-rsid="0004c12a"/>
    </style:style>
    <style:style style:name="P8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0535cb" officeooo:paragraph-rsid="000535cb"/>
    </style:style>
    <style:style style:name="P9" style:family="paragraph" style:parent-style-name="Standard">
      <style:paragraph-properties fo:margin-top="0.199cm" fo:margin-bottom="0cm" loext:contextual-spacing="false" fo:line-height="150%" style:shadow="none">
        <style:drop-cap/>
      </style:paragraph-properties>
      <style:text-properties officeooo:rsid="000535cb" officeooo:paragraph-rsid="000535cb"/>
    </style:style>
    <style:style style:name="P10" style:family="paragraph" style:parent-style-name="Standard" style:list-style-name="L1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officeooo:rsid="000535cb" officeooo:paragraph-rsid="0014b2cb"/>
    </style:style>
    <style:style style:name="P11" style:family="paragraph" style:parent-style-name="Standard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officeooo:rsid="000535cb" officeooo:paragraph-rsid="000535cb"/>
    </style:style>
    <style:style style:name="P12" style:family="paragraph" style:parent-style-name="Standard" style:list-style-name="L1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officeooo:rsid="000a2561" officeooo:paragraph-rsid="000a2d4e"/>
    </style:style>
    <style:style style:name="P13" style:family="paragraph" style:parent-style-name="Standard" style:list-style-name="L1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officeooo:rsid="000a2561" officeooo:paragraph-rsid="000d04b3"/>
    </style:style>
    <style:style style:name="P14" style:family="paragraph" style:parent-style-name="Standard" style:list-style-name="L1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style:text-position="0% 100%" officeooo:rsid="000a2d4e" officeooo:paragraph-rsid="000a2d4e"/>
    </style:style>
    <style:style style:name="P15" style:family="paragraph" style:parent-style-name="Standard" style:list-style-name="L1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fo:color="#000000" style:text-position="0% 100%" officeooo:rsid="000d04b3" officeooo:paragraph-rsid="000d04b3"/>
    </style:style>
    <style:style style:name="P16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0d4319" officeooo:paragraph-rsid="000d4319"/>
    </style:style>
    <style:style style:name="P17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0d4319" officeooo:paragraph-rsid="0011d081"/>
    </style:style>
    <style:style style:name="P18" style:family="paragraph" style:parent-style-name="Standard" style:list-style-name="L1">
      <style:paragraph-properties fo:margin-top="0.199cm" fo:margin-bottom="0cm" loext:contextual-spacing="false" fo:line-height="150%" fo:text-align="justify" style:justify-single-word="false" style:shadow="none">
        <style:drop-cap/>
      </style:paragraph-properties>
      <style:text-properties officeooo:rsid="000d4319" officeooo:paragraph-rsid="0011d081"/>
    </style:style>
    <style:style style:name="P19" style:family="paragraph" style:parent-style-name="Standard" style:list-style-name="L1">
      <style:paragraph-properties fo:margin-top="0.199cm" fo:margin-bottom="0cm" loext:contextual-spacing="false" fo:line-height="150%" fo:text-align="center" style:justify-single-word="false" style:shadow="none">
        <style:drop-cap/>
      </style:paragraph-properties>
      <style:text-properties officeooo:rsid="000d4319" officeooo:paragraph-rsid="0011d081"/>
    </style:style>
    <style:style style:name="P20" style:family="paragraph" style:parent-style-name="Standard" style:list-style-name="L1">
      <loext:graphic-properties draw:fill="none"/>
      <style:paragraph-properties fo:margin-top="0.199cm" fo:margin-bottom="0cm" loext:contextual-spacing="false" fo:line-height="150%" fo:text-align="justify" style:justify-single-word="false" fo:background-color="transparent" style:shadow="none">
        <style:drop-cap/>
      </style:paragraph-properties>
      <style:text-properties officeooo:rsid="000e1ce8" officeooo:paragraph-rsid="0011d081"/>
    </style:style>
    <style:style style:name="P21" style:family="paragraph" style:parent-style-name="Standard" style:list-style-name="L3">
      <loext:graphic-properties draw:fill="none"/>
      <style:paragraph-properties fo:margin-top="0.199cm" fo:margin-bottom="0cm" loext:contextual-spacing="false" fo:line-height="150%" fo:text-align="justify" style:justify-single-word="false" fo:background-color="transparent" style:shadow="none">
        <style:drop-cap/>
      </style:paragraph-properties>
      <style:text-properties officeooo:rsid="000e1ce8" officeooo:paragraph-rsid="000e1ce8"/>
    </style:style>
    <style:style style:name="P22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11d081" officeooo:paragraph-rsid="0011d081"/>
    </style:style>
    <style:style style:name="P23" style:family="paragraph" style:parent-style-name="Standard" style:list-style-name="L1">
      <style:paragraph-properties fo:margin-top="0.199cm" fo:margin-bottom="0cm" loext:contextual-spacing="false" fo:line-height="150%" fo:text-align="center" style:justify-single-word="false" style:shadow="none">
        <style:drop-cap/>
      </style:paragraph-properties>
      <style:text-properties officeooo:rsid="0011d081" officeooo:paragraph-rsid="0011d081"/>
    </style:style>
    <style:style style:name="P24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122f43" officeooo:paragraph-rsid="00122f43"/>
    </style:style>
    <style:style style:name="P25" style:family="paragraph" style:parent-style-name="Standard" style:list-style-name="L1">
      <style:paragraph-properties fo:margin-top="0.199cm" fo:margin-bottom="0cm" loext:contextual-spacing="false" fo:line-height="150%" style:shadow="none">
        <style:drop-cap/>
      </style:paragraph-properties>
      <style:text-properties officeooo:rsid="0009d26f" officeooo:paragraph-rsid="0009d26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a2d4e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a2d4e"/>
    </style:style>
    <style:style style:name="T5" style:family="text">
      <style:text-properties style:text-position="0% 100%" officeooo:rsid="000d04b3"/>
    </style:style>
    <style:style style:name="T6" style:family="text">
      <style:text-properties officeooo:rsid="000a2d4e"/>
    </style:style>
    <style:style style:name="T7" style:family="text">
      <style:text-properties fo:color="#800000" style:text-position="0% 100%" officeooo:rsid="000d04b3"/>
    </style:style>
    <style:style style:name="T8" style:family="text">
      <style:text-properties officeooo:rsid="000f74ac"/>
    </style:style>
    <style:style style:name="T9" style:family="text">
      <style:text-properties officeooo:rsid="0014b2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danie fazy w układzie oscylatorów relaksacyjnych</text:p>
      <text:p text:style-name="P5"/>
      <text:p text:style-name="P6"/>
      <text:list xml:id="list147261630749795029" text:style-name="L1">
        <text:list-header>
          <text:p text:style-name="P7"/>
          <text:p text:style-name="P8">Celem ninejszej pracy jest zbadanie synchronizacji wzajemnie oddziałujących oscylatorów relaksacyjnych.</text:p>
        </text:list-header>
      </text:list>
      <text:p text:style-name="P9"/>
      <text:list xml:id="list231249805909400" text:continue-numbering="true" text:style-name="L1">
        <text:list-item>
          <text:p text:style-name="P8">Wstęp</text:p>
          <text:p text:style-name="P10">Synchronizacja jest zjawiskiem naturalnie występującym w przyrodzie. <text:span text:style-name="T9">Gdy z obserwacji lub danych eksperymentalnych wynika iż ciała(systemy) się synchronizują znaczy to że występuje między nimi oddziaływanie.</text:span></text:p>
          <text:p text:style-name="P10"><text:span text:style-name="T9">Synchronizacja może być zarówno fazowa jak i częstotliwościowa. Pierwsza oznacza, że ważne jest jedynie występowanie korelacji fazy, amplitudy mogą być dowolne. Druga zakłada że stosunek częstotliwości sygnałów jest w przyblizeniu stały.</text:span></text:p>
          <text:p text:style-name="P10"><text:span text:style-name="T9">Przykładem synchronizacji fazowej może być grupa świetlików (robaczków świętojańskich), które wieczorem zaczynają świecić, każdy w losowej fazie. Jednak oddziaływując ze sobą przez światło zaczynają się synchronizować i po pewnym czasie wszystkie świetliki zapalają się i gasną w tym samym momencie - w zgodnej fazie.</text:span></text:p>
          <text:p text:style-name="P12"/>
          <text:p text:style-name="P12">Grupę takich robaczków można potraktować jako sprzężone przez światło oscylatory. <text:span text:style-name="T6">Ponieważ f</text:span>aza w odniesieniu do zjawisk okresowych definiuje w jakim momencie okresu znajduje się <text:s/>fala lub ciało <text:span text:style-name="T6">to można przyjąć iż świetliki</text:span> w momencie mignięcia są w fazie 0<text:span text:style-name="T1">o </text:span><text:span text:style-name="T3">natomiast w </text:span><text:span text:style-name="T4">połowie czasu między mignięciami – w fazie 180</text:span><text:span text:style-name="T2">o</text:span><text:span text:style-name="T4">.</text:span></text:p>
          <text:p text:style-name="P14"/>
          <text:p text:style-name="P13"><text:span text:style-name="T5">Synchronizacja występuje nie tylko u zwierząt ale i w ciele człowieka. S</text:span><text:span text:style-name="T7">erce (przedsionki – komory?), serce – oddech. </text:span></text:p>
          <text:p text:style-name="P15"/>
        </text:list-item>
        <text:list-item>
          <text:p text:style-name="P16">Oscylatory liniowe i nieliniowe</text:p>
          <text:p text:style-name="P17"/>
          <text:p text:style-name="P18"><text:soft-page-break/>Oscylatory liniowe, <text:span text:style-name="T8">np.:</text:span></text:p>
          <text:p text:style-name="P19"><draw:frame draw:style-name="fr1" draw:name="Object1" text:anchor-type="as-char" svg:y="-0.713cm" svg:width="3.605cm" svg:height="1.15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text:p text:style-name="P18"><text:span text:style-name="T8">O</text:span>ddziałują ze sobą wyłącznie podczas zjawiska rezonansu, czyli w momencie gdy ich częstości są równe. Nie mają możliwości zmiany częstości drgań, przez co nie jest możliwa synchronizacja dwóch oscylatorów liniowych o różnych częstościach.</text:p>
          <text:p text:style-name="P18">Jednak oscylatory nieliniowe zachowują się inaczej. Przy dostatecznie silnym sprzężeniu mogą zajść zjawiska:</text:p>
        </text:list-item>
      </text:list>
      <text:list xml:id="list6414110738905721434" text:style-name="L2">
        <text:list-item>
          <text:p text:style-name="P1">oscylator o większej częstości nadaje częstość układu</text:p>
        </text:list-item>
        <text:list-item>
          <text:p text:style-name="P2">występowanie kilku niewspółmiernych częstości – drgania synfazowe</text:p>
        </text:list-item>
        <text:list-item>
          <text:p text:style-name="P2">zachowanie chaotyczne.</text:p>
        </text:list-item>
      </text:list>
      <text:list xml:id="list231250010307086" text:continue-list="list231249805909400" text:style-name="L1">
        <text:list-header>
          <text:p text:style-name="P20">Ze względu na pierwszą własność to właśnie oscylatory nieliniowe wykorzystywane są do modelowania synchronizacji występującej w przyrodzie.</text:p>
        </text:list-header>
        <text:list-item>
          <text:p text:style-name="P22">Oscylator van der Pola</text:p>
          <text:p text:style-name="P23"><draw:frame draw:style-name="fr1" draw:name="Object2" text:anchor-type="as-char" svg:y="-0.711cm" svg:width="4.86cm" svg:height="1.148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4"/>
        </text:list-item>
      </text:list>
      <text:list xml:id="list1247928488205798" text:style-name="L3">
        <text:list-header>
          <text:p text:style-name="P21"/>
        </text:list-header>
      </text:list>
      <text:list xml:id="list231249617228297" text:continue-list="list231250010307086" text:style-name="L1">
        <text:list-header>
          <text:p text:style-name="P25"/>
        </text:list-header>
      </text:list>
      <text:p text:style-name="P9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45:34.759607308</meta:creation-date>
    <dc:date>2016-11-10T23:12:41.528157888</dc:date>
    <meta:editing-duration>PT17H27M23S</meta:editing-duration>
    <meta:editing-cycles>12</meta:editing-cycles>
    <meta:generator>LibreOffice/5.1.2.2$Linux_X86_64 LibreOffice_project/10m0$Build-2</meta:generator>
    <meta:document-statistic meta:table-count="0" meta:image-count="0" meta:object-count="2" meta:page-count="2" meta:paragraph-count="19" meta:word-count="276" meta:character-count="2068" meta:non-whitespace-character-count="1809"/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+</mo>
        <msup>
          <msub>
            <mi mathvariant="normal">ω</mi>
            <mn>0</mn>
          </msub>
          <mn>2</mn>
        </msup>
      </mrow>
      <mi>x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{d^2 x( t )} over dt^2  + { %omega_0 }^2 x( t )=0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+</mo>
        <mi mathvariant="normal">μ</mi>
      </mrow>
      <mrow>
        <mo fence="true" stretchy="false">(</mo>
        <mrow>
          <mrow>
            <msup>
              <mi>x</mi>
              <mn>2</mn>
            </msup>
            <mo stretchy="false">−</mo>
            <mn>1</mn>
          </mrow>
        </mrow>
        <mo fence="true" stretchy="false">)</mo>
      </mrow>
      <mrow>
        <mrow>
          <mfrac>
            <mi mathvariant="italic">dx</mi>
            <mi mathvariant="italic">dt</mi>
          </mfrac>
          <mo stretchy="false">+</mo>
          <mi>x</mi>
        </mrow>
        <mo stretchy="false">=</mo>
        <mn>0</mn>
      </mrow>
    </mrow>
    <annotation encoding="StarMath 5.0">{d^2 x( t )} over dt^2  + %mu( x^2-1 ) dx over dt +x =0</annotation>
  </semantics>
</math>
</file>